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bd9065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paragraph-rsid="04473353"/>
    </style:style>
    <style:style style:name="P68" style:family="paragraph" style:parent-style-name="Footnote">
      <style:text-properties officeooo:paragraph-rsid="0cf7e116"/>
    </style:style>
    <style:style style:name="P69" style:family="paragraph" style:parent-style-name="Footnote">
      <style:text-properties officeooo:rsid="043ccc66" officeooo:paragraph-rsid="0dca2508"/>
    </style:style>
    <style:style style:name="P70" style:family="paragraph" style:parent-style-name="Footnote">
      <style:text-properties officeooo:rsid="043ccc66" officeooo:paragraph-rsid="0e5afad8"/>
    </style:style>
    <style:style style:name="P71" style:family="paragraph" style:parent-style-name="Standard">
      <style:text-properties officeooo:paragraph-rsid="0e0f3ce4"/>
    </style:style>
    <style:style style:name="P72" style:family="paragraph" style:parent-style-name="Standard">
      <style:text-properties officeooo:paragraph-rsid="0e153b91"/>
    </style:style>
    <style:style style:name="P73" style:family="paragraph" style:parent-style-name="Standard">
      <style:text-properties officeooo:paragraph-rsid="0e26e14b"/>
    </style:style>
    <style:style style:name="P74" style:family="paragraph" style:parent-style-name="Standard">
      <style:text-properties officeooo:paragraph-rsid="0e5c6890"/>
    </style:style>
    <style:style style:name="P75" style:family="paragraph" style:parent-style-name="Footnote">
      <style:text-properties officeooo:paragraph-rsid="0e72255e"/>
    </style:style>
    <style:style style:name="P76" style:family="paragraph" style:parent-style-name="Footnote">
      <style:text-properties officeooo:paragraph-rsid="0e81bf91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955231"/>
    </style:style>
    <style:style style:name="P80" style:family="paragraph" style:parent-style-name="Footnote">
      <style:text-properties officeooo:paragraph-rsid="0ea78533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Footnote">
      <style:text-properties officeooo:paragraph-rsid="0ead3525"/>
    </style:style>
    <style:style style:name="P83" style:family="paragraph" style:parent-style-name="Standard">
      <style:text-properties officeooo:paragraph-rsid="0dbf3336"/>
    </style:style>
    <style:style style:name="P84" style:family="paragraph" style:parent-style-name="Standard">
      <style:text-properties officeooo:paragraph-rsid="0eb4913f"/>
    </style:style>
    <style:style style:name="P85" style:family="paragraph" style:parent-style-name="Standard">
      <style:text-properties officeooo:rsid="0eb91e5b" officeooo:paragraph-rsid="0ebca248"/>
    </style:style>
    <style:style style:name="P86" style:family="paragraph" style:parent-style-name="Standard">
      <style:text-properties officeooo:paragraph-rsid="0ebd0a4b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eb91e5b" style:font-size-asian="12pt" style:font-size-complex="12pt"/>
    </style:style>
    <style:style style:name="T8" style:family="text">
      <style:text-properties style:font-name="Liberation Sans" fo:font-size="12pt" officeooo:rsid="0f622afc" style:font-size-asian="12pt" style:font-size-complex="12pt"/>
    </style:style>
    <style:style style:name="T9" style:family="text">
      <style:text-properties style:font-name="Liberation Sans" fo:font-size="12pt" officeooo:rsid="047da547" style:font-size-asian="12pt"/>
    </style:style>
    <style:style style:name="T1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font-style="normal" officeooo:rsid="00bddfbe" style:font-size-asian="12pt" style:font-size-complex="12pt"/>
    </style:style>
    <style:style style:name="T18" style:family="text">
      <style:text-properties style:font-name="Liberation Sans" fo:font-size="12pt" fo:font-weight="bold" officeooo:rsid="0f622afc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bold" officeooo:rsid="0eb91e5b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text-underline-style="none"/>
    </style:style>
    <style:style style:name="T219" style:family="text">
      <style:text-properties fo:color="#000000" loext:opacity="100%" style:text-line-through-style="none" style:text-line-through-type="none" style:text-underline-style="none" officeooo:rsid="0aabd8f8"/>
    </style:style>
    <style:style style:name="T2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5" style:family="text">
      <style:text-properties fo:color="#000000" loext:opacity="100%" style:font-name="Liberation Sans" fo:font-size="12pt" fo:language="nl" fo:country="NL" officeooo:rsid="0f5c5b90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fo:language="nl" fo:country="NL" officeooo:rsid="0ebca24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officeooo:rsid="004804ae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officeooo:rsid="047da547"/>
    </style:style>
    <style:style style:name="T31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style:font-size-asian="12pt" style:font-size-complex="12pt"/>
    </style:style>
    <style:style style:name="T338" style:family="text">
      <style:text-properties officeooo:rsid="04473353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officeooo:rsid="0b952edb"/>
    </style:style>
    <style:style style:name="T344" style:family="text">
      <style:text-properties fo:font-size="8pt" style:font-size-asian="8pt" style:font-size-complex="8pt" loext:padding="0.049cm" loext:border="0.31pt solid #000000"/>
    </style:style>
    <style:style style:name="T345" style:family="text">
      <style:text-properties officeooo:rsid="0394a435"/>
    </style:style>
    <style:style style:name="T346" style:family="text">
      <style:text-properties officeooo:rsid="0be4091b"/>
    </style:style>
    <style:style style:name="T347" style:family="text">
      <style:text-properties officeooo:rsid="0cf7e116"/>
    </style:style>
    <style:style style:name="T348" style:family="text">
      <style:text-properties officeooo:rsid="0de11971"/>
    </style:style>
    <style:style style:name="T349" style:family="text">
      <style:text-properties officeooo:rsid="01657261" style:font-size-complex="12pt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officeooo:rsid="0e59b6fb" style:font-weight-asian="bold" style:font-weight-complex="bold"/>
    </style:style>
    <style:style style:name="T352" style:family="text">
      <style:text-properties fo:font-weight="bold" officeooo:rsid="0eb91e5b" style:font-weight-asian="bold" style:font-weight-complex="bold"/>
    </style:style>
    <style:style style:name="T353" style:family="text">
      <style:text-properties officeooo:rsid="0e5635a7"/>
    </style:style>
    <style:style style:name="T354" style:family="text">
      <style:text-properties officeooo:rsid="0e56c5f4"/>
    </style:style>
    <style:style style:name="T355" style:family="text">
      <style:text-properties officeooo:rsid="0e5e443a"/>
    </style:style>
    <style:style style:name="T356" style:family="text">
      <style:text-properties officeooo:rsid="0e633903"/>
    </style:style>
    <style:style style:name="T357" style:family="text">
      <style:text-properties officeooo:rsid="0e80285f"/>
    </style:style>
    <style:style style:name="T358" style:family="text">
      <style:text-properties officeooo:rsid="0e838e2a"/>
    </style:style>
    <style:style style:name="T359" style:family="text">
      <style:text-properties officeooo:rsid="0e83c34e"/>
    </style:style>
    <style:style style:name="T36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3" style:family="text">
      <style:text-properties fo:color="#808080" loext:opacity="100%" style:font-name="Liberation Sans" fo:font-size="12pt" style:font-size-asian="12pt" style:font-size-complex="12pt"/>
    </style:style>
    <style:style style:name="T37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6" style:family="text">
      <style:text-properties officeooo:rsid="0ebca24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reference-mark-start text:name="Distributie"/><text:span text:style-name="Strong_20_Emphasis"><text:span text:style-name="T246">Ubuntu</text:span></text:span><text:reference-mark-end text:name="Distributie"/><text:span text:style-name="Strong_20_Emphasis"><text:span text:style-name="T246"> </text:span></text:span><text:reference-mark-start text:name="Versie"/><text:span text:style-name="Strong_20_Emphasis"><text:span text:style-name="T247">2</text:span></text:span><text:span text:style-name="Strong_20_Emphasis"><text:span text:style-name="T253">2</text:span></text:span><text:span text:style-name="Strong_20_Emphasis"><text:span text:style-name="T248">.04</text:span></text:span><text:reference-mark-end text:name="Versie"/><text:span text:style-name="Strong_20_Emphasis"><text:span text:style-name="T254"> </text:span></text:span><text:span text:style-name="Strong_20_Emphasis"><text:span text:style-name="T255">LTS</text:span></text:span><text:span text:style-name="Strong_20_Emphasis"><text:span text:style-name="T249"><text:note text:id="ftn1" text:note-class="footnote"><text:note-citation>1</text:note-citation><text:note-body><text:p text:style-name="P79"><text:span text:style-name="T345">Deze versie </text:span><text:span text:style-name="T345"><text:reference-ref text:reference-format="text" text:ref-name="Versie">22.04</text:reference-ref></text:span><text:span text:style-name="T346"><text:s/></text:span><text:span text:style-name="T345">is een zogenaamde LTS-versie (</text:span><text:span text:style-name="T348">LTS=</text:span><text:span text:style-name="T345">Long-Term Support, langetermijnondersteuning).<text:line-break/></text:span><text:span text:style-name="T278">Deze</text:span><text:span text:style-name="T279"> LTS-versie wordt </text:span><text:span text:style-name="T285">vanaf vrijgave (</text:span><text:span text:style-name="T284">april</text:span><text:span text:style-name="T282"> 202</text:span><text:span text:style-name="T284">2</text:span><text:span text:style-name="T285">) </text:span><text:span text:style-name="T280">vijf</text:span><text:span text:style-name="T279"> jaar ondersteund</text:span><text:span text:style-name="T281"> </text:span><text:span text:style-name="T279">(tot </text:span><text:span text:style-name="T284">april</text:span><text:span text:style-name="T278"> </text:span><text:span text:style-name="T279">202</text:span><text:span text:style-name="T284">7</text:span><text:span text:style-name="T281">)</text:span><text:span text:style-name="T283">.</text:span></text:p></text:note-body></text:note></text:span></text:span><text:span text:style-name="Strong_20_Emphasis"><text:span text:style-name="T256"> </text:span></text:span><text:reference-mark-start text:name="Editie"/><text:span text:style-name="Strong_20_Emphasis"><text:span text:style-name="T258">D</text:span></text:span><text:span text:style-name="Strong_20_Emphasis"><text:span text:style-name="T251">esktop</text:span></text:span><text:reference-mark-end text:name="Editie"/><text:span text:style-name="Strong_20_Emphasis"><text:span text:style-name="T250"> </text:span></text:span><text:span text:style-name="Strong_20_Emphasis"><text:span text:style-name="T257">(</text:span></text:span><text:span text:style-name="Strong_20_Emphasis"><text:span text:style-name="T256">Jammy Jellyfish</text:span></text:span><text:span text:style-name="Strong_20_Emphasis"><text:span text:style-name="T257">)</text:span></text:span><text:span text:style-name="Strong_20_Emphasis"><text:span text:style-name="T252">.</text:span></text:span></text:p>
      <text:p text:style-name="P9"/>
      <text:p text:style-name="P72"><text:span text:style-name="T76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10">karelzimmer.nl</text:span></text:span></text:a><text:span text:style-name="T243"> </text:span><text:span text:style-name="T311">voor</text:span><text:span text:style-name="T312"> </text:span><text:span text:style-name="T313">deze en andere </text:span><text:span text:style-name="T314">Linux documenten</text:span><text:span text:style-name="T108">, scripts, </text:span><text:span text:style-name="T109">en informatie</text:span><text:span text:style-name="T108">.</text:span></text:p>
      <text:p text:style-name="P10"/>
      <text:p text:style-name="P41"><text:span text:style-name="T70">D</text:span><text:span text:style-name="T69">it is een invulbare PD</text:span><text:span text:style-name="T71">F</text:span><text:span text:style-name="T69"> met tekst- en keuzevakken; </text:span><text:span text:style-name="T72">a</text:span><text:span text:style-name="T69">fdrukken is niet noodzakelijk.</text:span></text:p>
      <text:p text:style-name="P11"/>
      <text:p text:style-name="P8"><text:span text:style-name="T1">V</text:span><text:span text:style-name="T20">ul de waarden in het tekstvak achter de </text:span><text:span text:style-name="Definition"><text:span text:style-name="T9">schuingedrukte</text:span></text:span><text:span text:style-name="T1"> </text:span><text:span text:style-name="T21">woorden </text:span><text:span text:style-name="T315">(zie toelichting)</text:span><text:span text:style-name="T21">:</text:span></text:p>
      <text:p text:style-name="P2"><text:span text:style-name="Definition"><text:span text:style-name="T332">g</text:span></text:span><text:span text:style-name="Definition"><text:span text:style-name="T331">ebruiker</text:span></text:span><text:span text:style-name="Definition"><text:span text:style-name="T320"><text:tab/><text:tab/></text:span></text:span><text:span text:style-name="Definition"><text:span text:style-name="T337"> <text:tab/><text:tab/></text:span></text:span><text:span text:style-name="T321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21"><text:tab/></text:span><text:span text:style-name="T322">(</text:span><text:span text:style-name="T317">volledige naam, bijv. </text:span><text:span text:style-name="T319">J</text:span><text:span text:style-name="T336">a</text:span><text:span text:style-name="T319">n </text:span><text:span text:style-name="T336">Jansen</text:span><text:span text:style-name="T318">)</text:span></text:p>
      <text:p text:style-name="Standard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16"><text:tab/></text:span></text:span><text:span text:style-name="Definition"><text:span text:style-name="T316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16"><text:tab/></text:span></text:span><text:span text:style-name="T11">(korte naam, bijv. </text:span><text:span text:style-name="T261">j</text:span><text:span text:style-name="T262">an</text:span><text:span text:style-name="T11">)</text:span></text:p>
      <text:p text:style-name="P1"><text:span text:style-name="Definition"><text:span text:style-name="T334">c</text:span></text:span><text:span text:style-name="Definition"><text:span text:style-name="T333">omputernaam</text:span></text:span><text:span text:style-name="Definition"><text:span text:style-name="T323"><text:tab/><text:tab/></text:span></text:span><text:span text:style-name="Definition"><text:span text:style-name="T321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21"><text:tab/></text:span></text:span><text:span text:style-name="Definition"><text:span text:style-name="T324">(</text:span></text:span><text:span text:style-name="Definition"><text:span text:style-name="T325">naam van de compute</text:span></text:span><text:span text:style-name="Definition"><text:span text:style-name="T326">r, </text:span></text:span><text:span text:style-name="Definition"><text:span text:style-name="T327">bijv. </text:span></text:span><text:span text:style-name="Definition"><text:span text:style-name="T328">pc02</text:span></text:span><text:span text:style-name="Definition"><text:span text:style-name="T324">)</text:span></text:span></text:p>
      <text:p text:style-name="P1"><text:span text:style-name="Definition"><text:span text:style-name="T332">o</text:span></text:span><text:span text:style-name="Definition"><text:span text:style-name="T331">pstartmenu</text:span></text:span><text:span text:style-name="Definition"><text:span text:style-name="T321"><text:tab/><text:tab/><text:tab/></text:span></text:span><text:span text:style-name="Definition"><text:span text:style-name="T321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21"><text:tab/></text:span></text:span><text:span text:style-name="Definition"><text:span text:style-name="T324">(</text:span></text:span><text:span text:style-name="Definition"><text:span text:style-name="T325">to</text:span></text:span><text:span text:style-name="Definition"><text:span text:style-name="T329">ets voor het opstartmedium</text:span></text:span><text:span text:style-name="Definition"><text:span text:style-name="T330">)</text:span></text:span></text:p>
      <text:p text:style-name="P1"><text:span text:style-name="Definition"><text:span text:style-name="T334">i</text:span></text:span><text:span text:style-name="Definition"><text:span text:style-name="T335">nstellingen</text:span></text:span><text:span text:style-name="T324"><text:tab/><text:tab/> <text:tab/></text:span><text:span text:style-name="T324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24"><text:tab/>(</text:span><text:span text:style-name="T325">toets voor het BIOS/UEFI-scherm</text:span><text:span text:style-name="T324">)</text:span></text:p>
      <text:p text:style-name="P3"><text:span text:style-name="Definition"><text:span text:style-name="T361">g</text:span></text:span><text:span text:style-name="Definition"><text:span text:style-name="T360">ebruiker</text:span></text:span><text:span text:style-name="Definition"><text:span text:style-name="T362">2</text:span></text:span><text:span text:style-name="Definition"><text:span text:style-name="T363"><text:tab/></text:span></text:span><text:span text:style-name="Definition"><text:span text:style-name="T373"> <text:tab/><text:tab/></text:span></text:span><text:span text:style-name="T364"><draw:control text:anchor-type="as-char" svg:y="-0.429cm" draw:z-index="16" draw:name="Gebruiker 1" draw:style-name="gr2" draw:text-style-name="P93" svg:width="6.061cm" svg:height="0.6cm" draw:control="control17"><svg:title>Gebruiker</svg:title><svg:desc>Volledige naam, bijv. Jan Stek</svg:desc></draw:control></text:span><text:span text:style-name="T364"><text:tab/></text:span><text:span text:style-name="T365">(</text:span><text:span text:style-name="T366">volledige naam </text:span><text:span text:style-name="T367">evt. 2</text:span><text:span text:style-name="T374">e</text:span><text:span text:style-name="T367"> gebruiker</text:span><text:span text:style-name="T368">)</text:span></text:p>
      <text:p text:style-name="P73"><text:span text:style-name="Definition"><text:span text:style-name="T361">g</text:span></text:span><text:span text:style-name="Definition"><text:span text:style-name="T360">ebruikersnaam</text:span></text:span><text:span text:style-name="Definition"><text:span text:style-name="T362">2</text:span></text:span><text:span text:style-name="Definition"><text:span text:style-name="T369"><text:tab/></text:span></text:span><text:span text:style-name="Definition"><text:span text:style-name="T369"><draw:control text:anchor-type="as-char" svg:y="-0.429cm" draw:z-index="17" draw:name="Gberuikersnaam 1" draw:style-name="gr2" draw:text-style-name="P93" svg:width="6.061cm" svg:height="0.6cm" draw:control="control18"><svg:title>Gebruikersnaam</svg:title><svg:desc>Korte naam, bijv. jan</svg:desc></draw:control></text:span></text:span><text:span text:style-name="Definition"><text:span text:style-name="T369"><text:tab/></text:span></text:span><text:span text:style-name="T370">(korte naam</text:span><text:span text:style-name="T371"> </text:span><text:span text:style-name="T372">evt. 2</text:span><text:span text:style-name="T375">e</text:span><text:span text:style-name="T372"> gebruiker</text:span><text:span text:style-name="T370">)</text:span></text:p>
      <text:p text:style-name="P3"><text:span text:style-name="T263">Vervang </text:span><text:span text:style-name="Definition"><text:span text:style-name="T13">schuingedrukte</text:span></text:span><text:span text:style-name="T263"> </text:span><text:span text:style-name="T264">woorden </text:span><text:span text:style-name="T263">in deze checklist door </text:span><text:span text:style-name="T264">boven</text:span><text:span text:style-name="T263">staande waarden.</text:span></text:p>
      <text:p text:style-name="P5"/>
      <text:p text:style-name="P5"/>
      <text:p text:style-name="P4"><text:span text:style-name="T272">Nog niet op Linux?</text:span><text:span text:style-name="T265"><text:tab/></text:span><text:span text:style-name="T269"><text:tab/></text:span><text:span text:style-name="T270">G</text:span><text:span text:style-name="T266">ebruik </text:span><text:span text:style-name="Strong_20_Emphasis"><text:span text:style-name="T273">Checklist migratie</text:span></text:span><text:span text:style-name="T266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67"> onder </text:span><text:span text:style-name="T271">Linux</text:span><text:span text:style-name="T268">.</text:span></text:p>
      <text:p text:style-name="P42"><text:span text:style-name="T232">Nieuwe installatie?</text:span><text:span text:style-name="T227"><text:tab/></text:span><text:span text:style-name="T229"></text:span><text:span text:style-name="T231"><text:tab/></text:span><text:span text:style-name="T230">B</text:span><text:span text:style-name="T227">egin bij hoofdstuk </text:span><text:span text:style-name="T232"><text:bookmark-ref text:reference-format="page" text:ref-name="__RefNumPara__4009_1271708128">2</text:bookmark-ref></text:span><text:span text:style-name="T227"><text:s text:c="2"/></text:span><text:span text:style-name="T233"><text:bookmark-ref text:reference-format="text" text:ref-name="__RefNumPara__4009_1271708128">Installatie uitvoeren</text:bookmark-ref></text:span><text:span text:style-name="T228">.</text:span></text:p>
      <text:p text:style-name="P24"/>
      <text:p text:style-name="P24"/>
      <text:list xml:id="list2345359719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63699097792">
          <table:table-cell table:style-name="_31_._5f_Installatie_5f_voorbereiden.A1" office:value-type="string">
            <text:p text:style-name="P55"><text:span text:style-name="Strong_20_Emphasis"><text:span text:style-name="T114"><text:s/></text:span></text:span><text:span text:style-name="Strong_20_Emphasis"><text:span text:style-name="T158"><draw:control text:anchor-type="as-char" draw:z-index="14" draw:name="Vorm3_0" draw:style-name="gr1" draw:text-style-name="P9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11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115"><text:note text:id="ftn2" text:note-class="footnote"><text:note-citation>2</text:note-citation><text:note-body><text:p text:style-name="P69"><text:span text:style-name="User_20_Entry"><text:span text:style-name="T208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7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463699815952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463699895824">
          <table:table-cell table:style-name="_31_._5f_Installatie_5f_voorbereiden.A1" office:value-type="string">
            <text:p text:style-name="P52"><text:span text:style-name="Strong_20_Emphasis"><text:span text:style-name="T117"><text:s/></text:span></text:span><text:span text:style-name="Strong_20_Emphasis"><text:span text:style-name="T160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17">Installeer </text:span></text:span><text:span text:style-name="Strong_20_Emphasis"><text:span text:style-name="T156">pakket kz</text:span></text:span><text:span text:style-name="Strong_20_Emphasis"><text:span text:style-name="T156"><text:note text:id="ftn3" text:note-class="footnote"><text:note-citation>3</text:note-citation><text:note-body><text:p text:style-name="P82"><text:span text:style-name="T358">Debian-</text:span><text:span text:style-name="T359">p</text:span>akket kz plaatst documenten en scripts van Karel Zimmer <text:span text:style-name="T357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50">) </text:span></text:span>voor het installeren en beheren van Debian en op Debian gebaseerd systeem zoals Ubuntu.</text:p></text:note-body></text:note></text:span></text:span><text:span text:style-name="Strong_20_Emphasis"><text:span text:style-name="T156"> </text:span></text:span><text:span text:style-name="Strong_20_Emphasis"><text:span text:style-name="T118">via </text:span></text:span><text:span text:style-name="Strong_20_Emphasis"><text:span text:style-name="T126">een </text:span></text:span><text:span text:style-name="Strong_20_Emphasis"><text:span text:style-name="T132">druk op de </text:span></text:span><text:span text:style-name="Strong_20_Emphasis"><text:span text:style-name="T129">Super</text:span></text:span><text:span text:style-name="Strong_20_Emphasis"><text:span text:style-name="T132">-toets</text:span></text:span><text:span text:style-name="Strong_20_Emphasis"><text:span text:style-name="T74"><text:note text:id="ftn4" text:note-class="footnote"><text:note-citation>4</text:note-citation><text:note-body><text:p text:style-name="P68"><text:span text:style-name="T226">D</text:span>e <text:span text:style-name="T344">Super</text:span>-toets <text:span text:style-name="T226">is </text:span>de Windows<text:span text:style-name="T347">-</text:span><text:span text:style-name="T343">toets</text:span>, <text:span text:style-name="T347">C</text:span>ommand-<text:span text:style-name="T343">toets</text:span>, of <text:span text:style-name="T347">V</text:span>ergrootglas-toets.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2">ter</text:span></text:span><text:span text:style-name="Strong_20_Emphasis"><text:span text:style-name="T183">m</text:span></text:span><text:span text:style-name="Strong_20_Emphasis"><text:span text:style-name="T120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84">Terminalvenster</text:span></text:span><text:span text:style-name="Strong_20_Emphasis"><text:span text:style-name="T120">.</text:span></text:span></text:p>
          </table:table-cell>
        </table:table-row>
        <table:table-row table:style-name="TableLine94463699896112">
          <table:table-cell table:style-name="_31_._5f_Installatie_5f_voorbereiden.A1" office:value-type="string">
            <text:p text:style-name="P61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121">, of </text:span></text:span><text:span text:style-name="Strong_20_Emphasis"><text:span text:style-name="T120">kopieer en plak, de</text:span></text:span><text:span text:style-name="Strong_20_Emphasis"><text:span text:style-name="T122">z</text:span></text:span><text:span text:style-name="Strong_20_Emphasis"><text:span text:style-name="T120">e </text:span></text:span><text:span text:style-name="Strong_20_Emphasis"><text:span text:style-name="T123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67">wget karelzimmer.nl/</text:span></text:span><text:span text:style-name="User_20_Entry"><text:span text:style-name="T68">kz</text:span></text:span><text:span text:style-name="User_20_Entry"><text:span text:style-name="T67"><text:line-break/>bash </text:span></text:span><text:span text:style-name="User_20_Entry"><text:span text:style-name="T68">kz</text:span></text:span></text:p>
          </table:table-cell>
        </table:table-row>
        <table:table-row table:style-name="TableLine9446369989640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124">olg </text:span></text:span><text:span text:style-name="Strong_20_Emphasis"><text:span text:style-name="T125">de aanwijzingen op het scherm.</text:span></text:span></text:p>
          </table:table-cell>
        </table:table-row>
        <table:table-row table:style-name="TableLine9446369989668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63699896976">
          <table:table-cell table:style-name="_31_._5f_Installatie_5f_voorbereiden.A1" office:value-type="string">
            <text:p text:style-name="P52"><text:span text:style-name="Strong_20_Emphasis"><text:span text:style-name="T117"><text:s/></text:span></text:span><text:span text:style-name="Strong_20_Emphasis"><text:span text:style-name="Strong_20_Emphasis"><text:span text:style-name="T160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6">Bereid de installatie voor </text:span></text:span><text:span text:style-name="Strong_20_Emphasis"><text:span text:style-name="T118">via </text:span></text:span><text:span text:style-name="Strong_20_Emphasis"><text:span text:style-name="T126">een </text:span></text:span><text:span text:style-name="Strong_20_Emphasis"><text:span text:style-name="T127">druk </text:span></text:span><text:span text:style-name="Strong_20_Emphasis"><text:span text:style-name="T128">op de </text:span></text:span><text:span text:style-name="Strong_20_Emphasis"><text:span text:style-name="T129">Super</text:span></text:span><text:span text:style-name="Strong_20_Emphasis"><text:span text:style-name="T128">-toets</text:span></text:span><text:span text:style-name="Strong_20_Emphasis"><text:span text:style-name="T75"><text:note-ref text:note-class="footnote" text:reference-format="text" text:ref-name="ftn4">4</text:note-ref></text:span></text:span><text:span text:style-name="Strong_20_Emphasis"><text:span text:style-name="T126">, </text:span></text:span><text:span text:style-name="Strong_20_Emphasis"><text:span text:style-name="T130">t</text:span></text:span><text:span text:style-name="Strong_20_Emphasis"><text:span text:style-name="T131">yp </text:span></text:span><text:span text:style-name="Strong_20_Emphasis"><text:span text:style-name="T178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33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</text:span></text:span><text:span text:style-name="Strong_20_Emphasis"><text:span text:style-name="T161">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28">.</text:span></text:span></text:p>
          </table:table-cell>
        </table:table-row>
        <table:table-row table:style-name="TableLine94463699897264">
          <table:table-cell table:style-name="_31_._5f_Installatie_5f_voorbereiden.A1" office:value-type="string">
            <text:p text:style-name="P62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35">K</text:span></text:span><text:span text:style-name="Strong_20_Emphasis"><text:span text:style-name="T136">ie</text:span></text:span><text:span text:style-name="Strong_20_Emphasis"><text:span text:style-name="T137">s</text:span></text:span><text:span text:style-name="Strong_20_Emphasis"><text:span text:style-name="T125"> </text:span></text:span><text:span text:style-name="Strong_20_Emphasis"><text:span text:style-name="T198">1</text:span></text:span><text:span text:style-name="Strong_20_Emphasis"><text:span text:style-name="T199"> </text:span></text:span><text:span text:style-name="Strong_20_Emphasis"><text:span text:style-name="T200">In</text:span></text:span><text:span text:style-name="Strong_20_Emphasis"><text:span text:style-name="T187">stallatie voorbereiden</text:span></text:span><text:span text:style-name="Strong_20_Emphasis"><text:span text:style-name="T138"> </text:span></text:span><text:span text:style-name="Strong_20_Emphasis"><text:span text:style-name="T124">en volg </text:span></text:span><text:span text:style-name="Strong_20_Emphasis"><text:span text:style-name="T125">de aanwijzingen op het scherm.</text:span></text:span></text:p>
          </table:table-cell>
        </table:table-row>
      </table:table>
      <text:p text:style-name="P13"/>
      <text:list xml:id="list92303799972237" text:continue-numbering="true" text:style-name="L1">
        <text:list-item>
          <text:p text:style-name="P90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63699882240">
          <table:table-cell table:style-name="_32_._5f_Installatie_5f_uitvoeren.A1" office:value-type="string">
            <text:p text:style-name="P52"><text:span text:style-name="Strong_20_Emphasis"><text:span text:style-name="T117"><text:s/></text:span></text:span><text:span text:style-name="Strong_20_Emphasis"><text:span text:style-name="T160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9">Start de computer op vanaf </text:span><text:span text:style-name="T286">een </text:span><text:span text:style-name="T286"><text:reference-ref text:reference-format="text" text:ref-name="Distributie">Ubuntu</text:reference-ref></text:span><text:span text:style-name="T286"><text:s/></text:span><text:span text:style-name="T29"><text:reference-ref text:reference-format="text" text:ref-name="Versie">22.04</text:reference-ref></text:span><text:span text:style-name="T218"><text:s/></text:span><text:span text:style-name="T218"><text:reference-ref text:reference-format="text" text:ref-name="Editie">Desktop</text:reference-ref></text:span><text:span text:style-name="T218"><text:s/>Live</text:span><text:span text:style-name="T218"><text:note text:id="ftn5" text:note-class="footnote"><text:note-citation>1</text:note-citation><text:note-body><text:p text:style-name="P67"><text:span text:style-name="T338">Vanaf ee</text:span>n Live <text:span text:style-name="T342">USB-stick </text:span><text:span text:style-name="T353">(</text:span><text:span text:style-name="T342">of </text:span><text:span text:style-name="T354">cd/dvd</text:span><text:span text:style-name="T353">)</text:span><text:span text:style-name="T23"> </text:span>kunt <text:span text:style-name="T338">u opstarten en</text:span> met <text:reference-ref text:reference-format="text" text:ref-name="Distributie">Ubuntu</text:reference-ref><text:s/>werken zonder deze te installeren.</text:p></text:note-body></text:note></text:span><text:span text:style-name="T218"> </text:span><text:span text:style-name="T219">USB-stick</text:span><text:span text:style-name="T219"><text:note text:id="ftn6" text:note-class="footnote"><text:note-citation>2</text:note-citation><text:note-body><text:p text:style-name="P80"><text:span text:style-name="Strong_20_Emphasis"><text:span text:style-name="T38">Download </text:span></text:span><text:span text:style-name="Strong_20_Emphasis"><text:span text:style-name="T34">een </text:span></text:span><text:span text:style-name="Strong_20_Emphasis"><text:span text:style-name="T41">Desktop </text:span></text:span><text:span text:style-name="Strong_20_Emphasis"><text:span text:style-name="T57">CD</text:span></text:span><text:span text:style-name="Strong_20_Emphasis"><text:span text:style-name="T37"> vanaf </text:span></text:span><text:a xlink:type="simple" xlink:href="https://nl.releases.ubuntu.com/" text:style-name="Internet_20_link" text:visited-style-name="Visited_20_Internet_20_Link"><text:span text:style-name="Strong_20_Emphasis"><text:span text:style-name="T340">nl.releases.ubuntu.com</text:span></text:span></text:a><text:span text:style-name="Strong_20_Emphasis"><text:span text:style-name="T37">, </text:span></text:span><text:span text:style-name="Strong_20_Emphasis"><text:span text:style-name="T54">klik op</text:span></text:span><text:span text:style-name="Strong_20_Emphasis"><text:span text:style-name="T46"> </text:span></text:span><text:span text:style-name="Strong_20_Emphasis"><text:span text:style-name="T61">Ubuntu 2</text:span></text:span><text:span text:style-name="Strong_20_Emphasis"><text:span text:style-name="T62">2</text:span></text:span><text:span text:style-name="Strong_20_Emphasis"><text:span text:style-name="T61">.04.</text:span></text:span><text:span text:style-name="Strong_20_Emphasis"><text:span text:style-name="T66">..</text:span></text:span><text:span text:style-name="Strong_20_Emphasis"><text:span text:style-name="T61"> LTS (Jammy Jellyfish)</text:span></text:span><text:span text:style-name="Strong_20_Emphasis"><text:span text:style-name="T46">, </text:span></text:span><text:span text:style-name="Strong_20_Emphasis"><text:span text:style-name="T53">en </text:span></text:span><text:span text:style-name="Strong_20_Emphasis"><text:span text:style-name="T54">klik </text:span></text:span><text:span text:style-name="Strong_20_Emphasis"><text:span text:style-name="T53">vervolgens </text:span></text:span><text:span text:style-name="Strong_20_Emphasis"><text:span text:style-name="T55">achter</text:span></text:span><text:span text:style-name="Strong_20_Emphasis"><text:span text:style-name="T53"> </text:span></text:span><text:span text:style-name="Strong_20_Emphasis"><text:span text:style-name="T65">Desktop image</text:span></text:span><text:span text:style-name="Strong_20_Emphasis"><text:span text:style-name="T53"> </text:span></text:span><text:span text:style-name="Strong_20_Emphasis"><text:span text:style-name="T55">op </text:span></text:span><text:span text:style-name="Strong_20_Emphasis"><text:span text:style-name="T209">64-bit PC (AMD64) desktop image</text:span></text:span><text:span text:style-name="Strong_20_Emphasis"><text:span text:style-name="T225">.</text:span></text:span><text:span text:style-name="Strong_20_Emphasis"><text:span text:style-name="T53"><text:line-break/></text:span></text:span><text:span text:style-name="Strong_20_Emphasis"><text:span text:style-name="T54">P</text:span></text:span><text:span text:style-name="Strong_20_Emphasis"><text:span text:style-name="T38">laats </text:span></text:span><text:span text:style-name="Strong_20_Emphasis"><text:span text:style-name="T34">een USB-stick </text:span></text:span><text:span text:style-name="Strong_20_Emphasis"><text:span text:style-name="T58">va</text:span></text:span><text:span text:style-name="Strong_20_Emphasis"><text:span text:style-name="T44">n </text:span></text:span><text:span text:style-name="Strong_20_Emphasis"><text:span text:style-name="T33">min</text:span></text:span><text:span text:style-name="Strong_20_Emphasis"><text:span text:style-name="T45">imaal</text:span></text:span><text:span text:style-name="Strong_20_Emphasis"><text:span text:style-name="T33"> </text:span></text:span><text:span text:style-name="Strong_20_Emphasis"><text:span text:style-name="T39">4</text:span></text:span><text:span text:style-name="Strong_20_Emphasis"><text:span text:style-name="T33"> GB. <text:line-break/></text:span></text:span><text:span text:style-name="Strong_20_Emphasis"><text:span text:style-name="T56">Zoek</text:span></text:span><text:span text:style-name="Strong_20_Emphasis"><text:span text:style-name="T33"> </text:span></text:span><text:span text:style-name="Strong_20_Emphasis"><text:span text:style-name="T60">s</text:span></text:span><text:span text:style-name="Strong_20_Emphasis"><text:span text:style-name="T63">ch</text:span></text:span><text:span text:style-name="Strong_20_Emphasis"><text:span text:style-name="T33"> en klik op het pictogram van</text:span></text:span><text:span text:style-name="Strong_20_Emphasis"><text:span text:style-name="T35"> </text:span></text:span><text:span text:style-name="Strong_20_Emphasis"><text:span text:style-name="T59">Schijven</text:span></text:span><text:span text:style-name="Strong_20_Emphasis"><text:span text:style-name="T42">. Selecteer de USB-stick in de lijst van schijven aan de linkerkant en klik rechtsboven op </text:span></text:span><text:span text:style-name="Strong_20_Emphasis"><text:span text:style-name="T64">Schijfinstellingen</text:span></text:span><text:span text:style-name="Strong_20_Emphasis"><text:span text:style-name="T42"> </text:span></text:span><text:span text:style-name="Strong_20_Emphasis"><text:span text:style-name="T64">⋮</text:span></text:span><text:span text:style-name="Strong_20_Emphasis"><text:span text:style-name="T42"> (icoontje met de drie puntjes).</text:span></text:span></text:p><text:p text:style-name="P75"><text:span text:style-name="Strong_20_Emphasis"><text:span text:style-name="T42"><text:tab/>Kies </text:span></text:span><text:span text:style-name="Strong_20_Emphasis"><text:span text:style-name="T64">Schijfkopie terugzetten</text:span></text:span><text:span text:style-name="Strong_20_Emphasis"><text:span text:style-name="T42"> en selecteer </text:span></text:span><text:span text:style-name="Strong_20_Emphasis"><text:span text:style-name="T49">het net</text:span></text:span><text:span text:style-name="Strong_20_Emphasis"><text:span text:style-name="T47"> gedownloade </text:span></text:span><text:span text:style-name="T26">CD-beeldbestand </text:span><text:span text:style-name="T27">(.iso)</text:span><text:span text:style-name="Strong_20_Emphasis"><text:span text:style-name="T47">.</text:span></text:span></text:p><text:p text:style-name="P78"><text:span text:style-name="Strong_20_Emphasis"><text:span text:style-name="T42"><text:tab/>Klik op </text:span></text:span><text:span text:style-name="Strong_20_Emphasis"><text:span text:style-name="T64">Terugzetten starten</text:span></text:span><text:span text:style-name="Strong_20_Emphasis"><text:span text:style-name="T42"> en vervolgens op </text:span></text:span><text:span text:style-name="Strong_20_Emphasis"><text:span text:style-name="T64">Terugzetten</text:span></text:span><text:span text:style-name="Strong_20_Emphasis"><text:span text:style-name="T40">.<text:line-break/></text:span></text:span><text:span text:style-name="Strong_20_Emphasis"><text:span text:style-name="T51">O</text:span></text:span><text:span text:style-name="Strong_20_Emphasis"><text:span text:style-name="T34">f </text:span></text:span><text:span text:style-name="Strong_20_Emphasis"><text:span text:style-name="T36">gebruik </text:span></text:span><text:span text:style-name="Strong_20_Emphasis"><text:span text:style-name="T30">het programma </text:span></text:span><text:span text:style-name="Strong_20_Emphasis"><text:span text:style-name="T223">Etche</text:span></text:span><text:span text:style-name="Strong_20_Emphasis"><text:span text:style-name="T224">r</text:span></text:span><text:span text:style-name="Strong_20_Emphasis"><text:span text:style-name="T30"> </text:span></text:span><text:span text:style-name="Strong_20_Emphasis"><text:span text:style-name="T31">(</text:span></text:span><text:a xlink:type="simple" xlink:href="https://www.balena.io/etcher/" text:style-name="Internet_20_link" text:visited-style-name="Visited_20_Internet_20_Link"><text:span text:style-name="Strong_20_Emphasis"><text:span text:style-name="T339">etcher.io</text:span></text:span></text:a><text:span text:style-name="Strong_20_Emphasis"><text:span text:style-name="T31">) </text:span></text:span><text:span text:style-name="Strong_20_Emphasis"><text:span text:style-name="T52">dat </text:span></text:span><text:span text:style-name="Strong_20_Emphasis"><text:span text:style-name="T34">beschikbaar </text:span></text:span><text:span text:style-name="Strong_20_Emphasis"><text:span text:style-name="T52">is </text:span></text:span><text:span text:style-name="Strong_20_Emphasis"><text:span text:style-name="T34">voor </text:span></text:span><text:span text:style-name="Strong_20_Emphasis"><text:span text:style-name="T42">Windows, </text:span></text:span><text:span text:style-name="Strong_20_Emphasis"><text:span text:style-name="T48">mac</text:span></text:span><text:span text:style-name="Strong_20_Emphasis"><text:span text:style-name="T43">OS</text:span></text:span><text:span text:style-name="Strong_20_Emphasis"><text:span text:style-name="T30">, </text:span></text:span><text:span text:style-name="Strong_20_Emphasis"><text:span text:style-name="T31">en </text:span></text:span><text:span text:style-name="Strong_20_Emphasis"><text:span text:style-name="T30">Linux</text:span></text:span><text:span text:style-name="Strong_20_Emphasis"><text:span text:style-name="T32">.</text:span></text:span></text:p></text:note-body></text:note></text:span><text:span text:style-name="T218">.</text:span></text:p>
            <text:p text:style-name="P45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49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">instellingen</text:span></text:span><text:span text:style-name="T205">.</text:span></text:p>
          </table:table-cell>
        </table:table-row>
        <table:table-row table:style-name="TableLine94463700077696">
          <table:table-cell table:style-name="_32_._5f_Installatie_5f_uitvoeren.A1" office:value-type="string">
            <text:p text:style-name="P52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62">Kies</text:span></text:span><text:span text:style-name="Strong_20_Emphasis"><text:span text:style-name="T77"> </text:span></text:span><text:span text:style-name="Strong_20_Emphasis"><text:span text:style-name="T163">als</text:span></text:span><text:span text:style-name="Strong_20_Emphasis"><text:span text:style-name="T78"> </text:span></text:span><text:span text:style-name="Strong_20_Emphasis"><text:span text:style-name="T79">mogelijk</text:span></text:span><text:span text:style-name="Strong_20_Emphasis"><text:span text:style-name="T77"> </text:span></text:span><text:span text:style-name="Strong_20_Emphasis"><text:span text:style-name="T80">met pijltjes-toetsen</text:span></text:span><text:span text:style-name="Strong_20_Emphasis"><text:span text:style-name="T81"> </text:span></text:span><text:span text:style-name="Strong_20_Emphasis"><text:span text:style-name="T185">Nederlands</text:span></text:span><text:span text:style-name="Strong_20_Emphasis"><text:span text:style-name="T82"> </text:span></text:span><text:span text:style-name="Strong_20_Emphasis"><text:span text:style-name="T80">en druk op </text:span></text:span><text:span text:style-name="Strong_20_Emphasis"><text:span text:style-name="T83">de </text:span></text:span><text:span text:style-name="Strong_20_Emphasis"><text:span text:style-name="T84">Enter</text:span></text:span><text:span text:style-name="Strong_20_Emphasis"><text:span text:style-name="T83">-toets.</text:span></text:span></text:p>
          </table:table-cell>
        </table:table-row>
        <table:table-row table:style-name="TableLine94463694993264"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77">Kies </text:span><text:span text:style-name="T274">Ubuntu installeren </text:span><text:span text:style-name="Strong_20_Emphasis"><text:span text:style-name="T163">en druk op </text:span></text:span><text:span text:style-name="Strong_20_Emphasis"><text:span text:style-name="T164">de </text:span></text:span><text:span text:style-name="Strong_20_Emphasis"><text:span text:style-name="T165">Enter</text:span></text:span><text:span text:style-name="Strong_20_Emphasis"><text:span text:style-name="T164">-toets</text:span></text:span><text:span text:style-name="T277">.</text:span></text:p>
          </table:table-cell>
        </table:table-row>
        <table:table-row table:style-name="TableLine9446370011880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6370011908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10">V</text:span></text:span><text:span text:style-name="Strong_20_Emphasis"><text:span text:style-name="T104">olg de aanwijzingen </text:span></text:span><text:span text:style-name="Strong_20_Emphasis"><text:span text:style-name="T111">op de schermen</text:span></text:span><text:span text:style-name="Strong_20_Emphasis"><text:span text:style-name="T175">.</text:span></text:span></text:p>
          </table:table-cell>
        </table:table-row>
        <table:table-row table:style-name="TableLine9446370011937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63700119664">
          <table:table-cell table:style-name="_32_._5f_Installatie_5f_uitvoeren.A1" office:value-type="string">
            <text:p text:style-name="P77"><text:span text:style-name="Strong_20_Emphasis"><text:span text:style-name="T3"><text:s/></text:span></text:span><text:span text:style-name="Strong_20_Emphasis"><text:span text:style-name="T117"><draw:control text:anchor-type="as-char" draw:z-index="18" draw:name="Vorm12" draw:style-name="gr1" draw:text-style-name="P9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5">Als </text:span></text:span><text:span text:style-name="Strong_20_Emphasis"><text:span text:style-name="T86">het </text:span></text:span><text:span text:style-name="Strong_20_Emphasis"><text:span text:style-name="T87">het scherm </text:span></text:span><text:span text:style-name="Strong_20_Emphasis"><text:span text:style-name="T192">Draadloos</text:span></text:span><text:span text:style-name="Strong_20_Emphasis"><text:span text:style-name="T87"> </text:span></text:span><text:span text:style-name="Strong_20_Emphasis"><text:span text:style-name="T86">verschijnt, </text:span></text:span><text:span text:style-name="Strong_20_Emphasis"><text:span text:style-name="T88">kies</text:span></text:span><text:span text:style-name="Strong_20_Emphasis"><text:span text:style-name="T87"> </text:span></text:span><text:span text:style-name="Strong_20_Emphasis"><text:span text:style-name="T112">het</text:span></text:span><text:span text:style-name="Strong_20_Emphasis"><text:span text:style-name="T88"> draadloos netwerk, maak </text:span></text:span><text:span text:style-name="Strong_20_Emphasis"><text:span text:style-name="T76">verbinding, </text:span></text:span><text:span text:style-name="Strong_20_Emphasis"><text:span text:style-name="T89">en klik</text:span></text:span><text:span text:style-name="Strong_20_Emphasis"><text:span text:style-name="T76"> </text:span></text:span><text:span text:style-name="Strong_20_Emphasis"><text:span text:style-name="T90">op </text:span></text:span><text:span text:style-name="Strong_20_Emphasis"><text:span text:style-name="T188">Verder</text:span></text:span><text:span text:style-name="Strong_20_Emphasis"><text:span text:style-name="T76">.</text:span></text:span></text:p>
          </table:table-cell>
        </table:table-row>
        <table:table-row table:style-name="TableLine94463700119952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463700120240"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7"><draw:control text:anchor-type="as-char" draw:z-index="3" draw:name="Vorm16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91">O</text:span></text:span><text:span text:style-name="Strong_20_Emphasis"><text:span text:style-name="T92">p het scherm </text:span></text:span><text:span text:style-name="Strong_20_Emphasis"><text:span text:style-name="T193">Installatietype</text:span></text:span><text:span text:style-name="Strong_20_Emphasis"><text:span text:style-name="T168"> </text:span></text:span><text:span text:style-name="Strong_20_Emphasis"><text:span text:style-name="T169">selecteer</text:span></text:span><text:span text:style-name="Strong_20_Emphasis"><text:span text:style-name="T170"> </text:span></text:span><text:span text:style-name="Strong_20_Emphasis"><text:span text:style-name="T288">het gewenste </text:span></text:span><text:span text:style-name="Strong_20_Emphasis"><text:span text:style-name="T303">Installatie type</text:span></text:span><text:span text:style-name="Strong_20_Emphasis"><text:span text:style-name="T288">.</text:span></text:span></text:p>
          </table:table-cell>
        </table:table-row>
        <table:table-row table:style-name="TableLine94463700120816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1"><text:span text:style-name="Strong_20_Emphasis"><text:span text:style-name="T289">K</text:span></text:span><text:span text:style-name="Strong_20_Emphasis"><text:span text:style-name="T93">lik </text:span></text:span><text:span text:style-name="Strong_20_Emphasis"><text:span text:style-name="T94">op</text:span></text:span><text:span text:style-name="Strong_20_Emphasis"><text:span text:style-name="T93">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93">, </text:span></text:span><text:span text:style-name="Strong_20_Emphasis"><text:span text:style-name="T107">of klik op </text:span></text:span><text:span text:style-name="Strong_20_Emphasis"><text:span text:style-name="T186">Verder</text:span></text:span><text:span text:style-name="Strong_20_Emphasis"><text:span text:style-name="T107"> en </text:span></text:span><text:span text:style-name="Strong_20_Emphasis"><text:span text:style-name="T166">c</text:span></text:span><text:span text:style-name="Strong_20_Emphasis"><text:span text:style-name="T95">ontroleer de </text:span></text:span><text:span text:style-name="Strong_20_Emphasis"><text:span text:style-name="T96">voorgestelde </text:span></text:span><text:span text:style-name="Strong_20_Emphasis"><text:span text:style-name="T95">schijfindelin</text:span></text:span><text:span text:style-name="Strong_20_Emphasis"><text:span text:style-name="T97">g,</text:span></text:span><text:span text:style-name="Strong_20_Emphasis"><text:span text:style-name="T95"> </text:span></text:span><text:span text:style-name="Strong_20_Emphasis"><text:span text:style-name="T98">kies de gewenste schijf, </text:span></text:span><text:span text:style-name="Strong_20_Emphasis"><text:span text:style-name="T97">en </text:span></text:span><text:span text:style-name="Strong_20_Emphasis"><text:span text:style-name="T173">k</text:span></text:span><text:span text:style-name="Strong_20_Emphasis"><text:span text:style-name="T174">lik op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174">.</text:span></text:span></text:p>
          </table:table-cell>
        </table:table-row>
        <table:table-row table:style-name="TableLine9446370012110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47"><text:span text:style-name="Strong_20_Emphasis"><text:span text:style-name="T91">O</text:span></text:span><text:span text:style-name="Strong_20_Emphasis"><text:span text:style-name="T92">p het scherm </text:span></text:span><text:span text:style-name="Strong_20_Emphasis"><text:span text:style-name="T193">Wilt u deze aanpassingen wegschrijven naar de schijven? </text:span></text:span><text:span text:style-name="Strong_20_Emphasis"><text:span text:style-name="T99">controleer de </text:span></text:span><text:span text:style-name="Strong_20_Emphasis"><text:span text:style-name="T100">partities</text:span></text:span><text:span text:style-name="Strong_20_Emphasis"><text:span text:style-name="T99"> </text:span></text:span><text:span text:style-name="Strong_20_Emphasis"><text:span text:style-name="T101">die </text:span></text:span><text:span text:style-name="Strong_20_Emphasis"><text:span text:style-name="T102">geformatteerd</text:span></text:span><text:span text:style-name="Strong_20_Emphasis"><text:span text:style-name="T101"> worden </text:span></text:span><text:span text:style-name="Strong_20_Emphasis"><text:span text:style-name="T99">en </text:span></text:span><text:span text:style-name="Strong_20_Emphasis"><text:span text:style-name="T91">klik </text:span></text:span><text:span text:style-name="Strong_20_Emphasis"><text:span text:style-name="T93">op </text:span></text:span><text:span text:style-name="Strong_20_Emphasis"><text:span text:style-name="T189">Verder</text:span></text:span><text:span text:style-name="Strong_20_Emphasis"><text:span text:style-name="T93">.</text:span></text:span></text:p>
          </table:table-cell>
        </table:table-row>
        <table:table-row table:style-name="TableLine94463700121392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463700121680"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117"><draw:control text:anchor-type="as-char" draw:z-index="4" draw:name="Vorm19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0">O</text:span></text:span><text:span text:style-name="Strong_20_Emphasis"><text:span text:style-name="T291">p </text:span></text:span><text:span text:style-name="Strong_20_Emphasis"><text:span text:style-name="T292">het </text:span></text:span><text:span text:style-name="Strong_20_Emphasis"><text:span text:style-name="T293">scherm </text:span></text:span><text:span text:style-name="Strong_20_Emphasis"><text:span text:style-name="T304">Waar bevindt u zich?</text:span></text:span><text:span text:style-name="Strong_20_Emphasis"><text:span text:style-name="T293"> </text:span></text:span><text:span text:style-name="Strong_20_Emphasis"><text:span text:style-name="T294">controleer </text:span></text:span><text:span text:style-name="Strong_20_Emphasis"><text:span text:style-name="T295">de </text:span></text:span><text:span text:style-name="Strong_20_Emphasis"><text:span text:style-name="T294">locatie en </text:span></text:span><text:span text:style-name="Strong_20_Emphasis"><text:span text:style-name="T290">klik </text:span></text:span><text:span text:style-name="Strong_20_Emphasis"><text:span text:style-name="T293">op </text:span></text:span><text:span text:style-name="Strong_20_Emphasis"><text:span text:style-name="T304">Verder</text:span></text:span><text:span text:style-name="Strong_20_Emphasis"><text:span text:style-name="T293">.</text:span></text:span></text:p>
          </table:table-cell>
        </table:table-row>
        <table:table-row table:style-name="TableLine94463700121968"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463700122256">
          <table:table-cell table:style-name="_32_._5f_Installatie_5f_uitvoeren.A1" office:value-type="string">
            <text:p text:style-name="P84"><text:span text:style-name="Strong_20_Emphasis"><text:span text:style-name="T3"><text:s/></text:span></text:span><text:span text:style-name="Strong_20_Emphasis"><text:span text:style-name="T117"><draw:control text:anchor-type="as-char" draw:z-index="19" draw:name="Vorm 1" draw:style-name="gr1" draw:text-style-name="P9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305">Op </text:span><text:span text:style-name="T306">het </text:span><text:span text:style-name="T304">scherm </text:span><text:span text:style-name="Strong_20_Emphasis"><text:span text:style-name="T304">Wie bent u?</text:span></text:span><text:span text:style-name="T304"> </text:span><text:span text:style-name="T305">vul </text:span><text:span text:style-name="T307">in </text:span><text:span text:style-name="Strong_20_Emphasis"><text:span text:style-name="T308">Uw n</text:span></text:span><text:span text:style-name="Strong_20_Emphasis"><text:span text:style-name="T309">aam</text:span></text:span><text:span text:style-name="Strong_20_Emphasis"><text:span text:style-name="T296"> </text:span></text:span><text:span text:style-name="Definition"><text:span text:style-name="T5">gebruiker</text:span></text:span><text:span text:style-name="Strong_20_Emphasis"><text:span text:style-name="T297">, <text:line-break/></text:span></text:span><text:span text:style-name="Strong_20_Emphasis"><text:span text:style-name="T309">Naam </text:span></text:span><text:span text:style-name="Strong_20_Emphasis"><text:span text:style-name="T308">van uw </text:span></text:span><text:span text:style-name="Strong_20_Emphasis"><text:span text:style-name="T310">computer</text:span></text:span><text:span text:style-name="Definition"><text:span text:style-name="T17"> </text:span></text:span><text:span text:style-name="Definition"><text:span text:style-name="T5">computernaam</text:span></text:span><text:span text:style-name="Strong_20_Emphasis"><text:span text:style-name="T296">,<text:line-break/></text:span></text:span><text:span text:style-name="Strong_20_Emphasis"><text:span text:style-name="T308">Kies een g</text:span></text:span><text:span text:style-name="Strong_20_Emphasis"><text:span text:style-name="T310">ebruikersnaam</text:span></text:span><text:span text:style-name="Strong_20_Emphasis"><text:span text:style-name="T296"> </text:span></text:span><text:span text:style-name="Definition"><text:span text:style-name="T5">gebruikersnaam</text:span></text:span><text:span text:style-name="Strong_20_Emphasis"><text:span text:style-name="T296">,<text:line-break/></text:span></text:span><text:span text:style-name="Strong_20_Emphasis"><text:span text:style-name="T298">g</text:span></text:span><text:span text:style-name="Strong_20_Emphasis"><text:span text:style-name="T287">eef tweemaal een </text:span></text:span><text:span text:style-name="Strong_20_Emphasis"><text:span text:style-name="T302">wachtwoord</text:span></text:span><text:span text:style-name="Strong_20_Emphasis"><text:span text:style-name="T287">,</text:span></text:span><text:span text:style-name="Strong_20_Emphasis"><text:span text:style-name="T299"> </text:span></text:span><text:span text:style-name="Strong_20_Emphasis"><text:span text:style-name="T300">en</text:span></text:span><text:span text:style-name="Strong_20_Emphasis"><text:span text:style-name="T299"> </text:span></text:span><text:span text:style-name="Strong_20_Emphasis"><text:span text:style-name="T301">k</text:span></text:span><text:span text:style-name="Strong_20_Emphasis"><text:span text:style-name="T287">lik op </text:span></text:span><text:span text:style-name="Strong_20_Emphasis"><text:span text:style-name="T302">Verder</text:span></text:span><text:span text:style-name="Strong_20_Emphasis"><text:span text:style-name="T287">.</text:span></text:span></text:p>
          </table:table-cell>
        </table:table-row>
      </table:table>
      <text:p text:style-name="P44"><text:span text:style-name="Strong_20_Emphasis"><text:span text:style-name="T171"/></text:span></text:p>
      <text:list xml:id="list92305882189742" text:continue-numbering="true" text:style-name="L1">
        <text:list-item>
          <text:p text:style-name="P88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48"><text:span text:style-name="Strong_20_Emphasis"><text:span text:style-name="T10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63699984896">
          <table:table-cell table:style-name="_33_._5f_Installatie_5f_afronden.A1" office:value-type="string">
            <text:p text:style-name="P53"><text:span text:style-name="Strong_20_Emphasis"><text:span text:style-name="T117"><text:s/></text:span></text:span><text:span text:style-name="Strong_20_Emphasis"><text:span text:style-name="T160"><draw:control text:anchor-type="as-char" draw:z-index="5" draw:name="Vorm24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103">Aanmelden als </text:span></text:span><text:span text:style-name="Definition"><text:span text:style-name="T14">gebruiker</text:span></text:span><text:span text:style-name="Strong_20_Emphasis"><text:span text:style-name="T103">.</text:span></text:span></text:p>
          </table:table-cell>
        </table:table-row>
        <table:table-row table:style-name="TableLine9446370022604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><text:span text:style-name="Strong_20_Emphasis"><text:span text:style-name="T172"/></text:span></text:p>
          </table:table-cell>
        </table:table-row>
        <table:table-row table:style-name="TableLine9446370022633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10">V</text:span></text:span><text:span text:style-name="Strong_20_Emphasis"><text:span text:style-name="T104">olg de aanwijzingen </text:span></text:span><text:span text:style-name="Strong_20_Emphasis"><text:span text:style-name="T111">op de schermen</text:span></text:span><text:span text:style-name="Strong_20_Emphasis"><text:span text:style-name="T175">.</text:span></text:span></text:p>
          </table:table-cell>
        </table:table-row>
        <table:table-row table:style-name="TableLine9446370022662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/>
          </table:table-cell>
        </table:table-row>
        <table:table-row table:style-name="TableLine94463700227488">
          <table:table-cell table:style-name="_33_._5f_Installatie_5f_afronden.A1" office:value-type="string">
            <text:p text:style-name="P52"><text:span text:style-name="Strong_20_Emphasis"><text:span text:style-name="T117"><text:s/></text:span></text:span><text:span text:style-name="Strong_20_Emphasis"><text:span text:style-name="T160"><draw:control text:anchor-type="as-char" draw:z-index="12" draw:name="Vorm4_1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17">Installeer </text:span></text:span><text:span text:style-name="Strong_20_Emphasis"><text:span text:style-name="T156">pakket kz</text:span></text:span><text:span text:style-name="Strong_20_Emphasis"><text:span text:style-name="T156"><text:note text:id="ftn7" text:note-class="footnote"><text:note-citation>1</text:note-citation><text:note-body><text:p text:style-name="P76"><text:span text:style-name="T358">Debian-p</text:span>akket kz plaatst documenten en scripts van Karel Zimmer <text:span text:style-name="T357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50">) </text:span></text:span>voor het installeren en beheren van Debian en op Debian gebaseerd systeem zoals Ubuntu.</text:p></text:note-body></text:note></text:span></text:span><text:span text:style-name="Strong_20_Emphasis"><text:span text:style-name="T118"> </text:span></text:span><text:span text:style-name="Strong_20_Emphasis"><text:span text:style-name="T157">via </text:span></text:span><text:span text:style-name="Strong_20_Emphasis"><text:span text:style-name="T126">een </text:span></text:span><text:span text:style-name="Strong_20_Emphasis"><text:span text:style-name="T141">druk</text:span></text:span><text:span text:style-name="Strong_20_Emphasis"><text:span text:style-name="T12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132"><text:note text:id="ftn8" text:note-class="footnote"><text:note-citation>2</text:note-citation><text:note-body><text:p text:style-name="P43"><text:span text:style-name="T239">De </text:span><text:span text:style-name="T240">Super</text:span><text:span text:style-name="T239">-toets is de Windows</text:span><text:span text:style-name="T241">-</text:span><text:span text:style-name="T242">toets</text:span><text:span text:style-name="T239">, </text:span><text:span text:style-name="T241">C</text:span><text:span text:style-name="T239">ommand-</text:span><text:span text:style-name="T242">toets</text:span><text:span text:style-name="T239">, of </text:span><text:span text:style-name="T241">V</text:span><text:span text:style-name="T239">ergrootglas-toets.</text:span>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2">ter</text:span></text:span><text:span text:style-name="Strong_20_Emphasis"><text:span text:style-name="T183">m</text:span></text:span><text:span text:style-name="Strong_20_Emphasis"><text:span text:style-name="T120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84">Terminalvenster</text:span></text:span><text:span text:style-name="Strong_20_Emphasis"><text:span text:style-name="T120">.</text:span></text:span></text:p>
          </table:table-cell>
        </table:table-row>
        <table:table-row table:style-name="TableLine94463700227776">
          <table:table-cell table:style-name="_33_._5f_Installatie_5f_afronden.A1" office:value-type="string">
            <text:p text:style-name="P54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121">, of </text:span></text:span><text:span text:style-name="Strong_20_Emphasis"><text:span text:style-name="T120">kopieer en plak, de</text:span></text:span><text:span text:style-name="Strong_20_Emphasis"><text:span text:style-name="T143">z</text:span></text:span><text:span text:style-name="Strong_20_Emphasis"><text:span text:style-name="T120">e </text:span></text:span><text:span text:style-name="Strong_20_Emphasis"><text:span text:style-name="T123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67">wget karelzimmer.nl/</text:span></text:span><text:span text:style-name="User_20_Entry"><text:span text:style-name="T68">kz</text:span></text:span><text:span text:style-name="User_20_Entry"><text:span text:style-name="T67"><text:line-break/>bash </text:span></text:span><text:span text:style-name="User_20_Entry"><text:span text:style-name="T68">kz</text:span></text:span></text:p>
          </table:table-cell>
        </table:table-row>
        <table:table-row table:style-name="TableLine9446370022806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124">olg </text:span></text:span><text:span text:style-name="Strong_20_Emphasis"><text:span text:style-name="T125">de aanwijzingen op het scherm.</text:span></text:span></text:p>
          </table:table-cell>
        </table:table-row>
        <table:table-row table:style-name="TableLine9446370022835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63700228640">
          <table:table-cell table:style-name="_33_._5f_Installatie_5f_afronden.A1" office:value-type="string">
            <text:p text:style-name="P53"><text:span text:style-name="Strong_20_Emphasis"><text:span text:style-name="T117"><text:s/></text:span></text:span><text:span text:style-name="Strong_20_Emphasis"><text:span text:style-name="T160"><draw:control text:anchor-type="as-char" draw:z-index="6" draw:name="Vorm37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44">Rond de</text:span></text:span><text:span text:style-name="Strong_20_Emphasis"><text:span text:style-name="T145"> installatie </text:span></text:span><text:span text:style-name="Strong_20_Emphasis"><text:span text:style-name="T144">af</text:span></text:span><text:span text:style-name="Strong_20_Emphasis"><text:span text:style-name="T144"><text:note text:id="ftn9" text:note-class="footnote"><text:note-citation>3</text:note-citation><text:note-body><text:p text:style-name="Footnote">De installatie kan <text:span text:style-name="T355">ge</text:span>controle<text:span text:style-name="T355">e</text:span>r<text:span text:style-name="T355">d worden </text:span>op volledigheid met <text:span text:style-name="T356">bestand</text:span> <text:span text:style-name="T351">Persoonlijke map / kz / Apps</text:span>.</text:p></text:note-body></text:note></text:span></text:span><text:span text:style-name="Strong_20_Emphasis"><text:span text:style-name="T144"> </text:span></text:span><text:span text:style-name="Strong_20_Emphasis"><text:span text:style-name="T118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74"><text:note-ref text:note-class="footnote" text:reference-format="text" text:ref-name="ftn8">2</text:note-ref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0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32">.</text:span></text:span></text:p>
          </table:table-cell>
        </table:table-row>
        <table:table-row table:style-name="TableLine94463700228928">
          <table:table-cell table:style-name="_33_._5f_Installatie_5f_afronden.A1" office:value-type="string">
            <text:p text:style-name="P53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48">K</text:span></text:span><text:span text:style-name="Strong_20_Emphasis"><text:span text:style-name="T136">ie</text:span></text:span><text:span text:style-name="Strong_20_Emphasis"><text:span text:style-name="T137">s </text:span></text:span><text:span text:style-name="Strong_20_Emphasis"><text:span text:style-name="T201">3</text:span></text:span><text:span text:style-name="Strong_20_Emphasis"><text:span text:style-name="T176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48"> </text:span></text:span><text:span text:style-name="Strong_20_Emphasis"><text:span text:style-name="T138">en </text:span></text:span><text:span text:style-name="Strong_20_Emphasis"><text:span text:style-name="T149">v</text:span></text:span><text:span text:style-name="Strong_20_Emphasis"><text:span text:style-name="T125">olg de aanwijzingen op het scherm.</text:span></text:span></text:p>
          </table:table-cell>
        </table:table-row>
      </table:table>
      <text:p text:style-name="P48"><text:span text:style-name="Strong_20_Emphasis"><text:span text:style-name="T103"><text:tab/></text:span></text:span></text:p>
      <text:p text:style-name="P49"><text:span text:style-name="Strong_20_Emphasis"><text:span text:style-name="T138"/></text:span></text:p>
      <text:p text:style-name="P50"><text:span text:style-name="Strong_20_Emphasis"><text:span text:style-name="T125"/></text:span></text:p>
      <text:list xml:id="list92303851799266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463699816240">
          <table:table-cell table:style-name="Tabel2.A1" office:value-type="string">
            <text:p text:style-name="P58"><text:span text:style-name="Strong_20_Emphasis"><text:span text:style-name="T117"><text:s/></text:span></text:span><text:span text:style-name="Strong_20_Emphasis"><text:span text:style-name="T160"><draw:control text:anchor-type="as-char" draw:z-index="13" draw:name="Vorm40_0" draw:style-name="gr1" draw:text-style-name="P92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3">Aanmelden als </text:span></text:span><text:span text:style-name="Definition"><text:span text:style-name="T14">gebruiker</text:span></text:span><text:span text:style-name="Strong_20_Emphasis"><text:span text:style-name="T150"><text:note text:id="ftn10" text:note-class="footnote"><text:note-citation>1</text:note-citation><text:note-body><text:p text:style-name="P70"><text:span text:style-name="User_20_Entry"><text:span text:style-name="T220">E</text:span></text:span><text:span text:style-name="User_20_Entry"><text:span text:style-name="T221">ventuele extra </text:span></text:span><text:span text:style-name="User_20_Entry"><text:span text:style-name="T222">gebruiker</text:span></text:span><text:span text:style-name="User_20_Entry"><text:span text:style-name="T221">s aanmelden en dezelfde stappen uitvoeren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463700150880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 table:style-name="TableLine94463700208240">
          <table:table-cell table:style-name="Tabel2.A1" office:value-type="string">
            <text:p text:style-name="P63"><text:span text:style-name="Strong_20_Emphasis"><text:span text:style-name="T117"><text:s/></text:span></text:span><text:span text:style-name="Strong_20_Emphasis"><text:span text:style-name="T160"><draw:control text:anchor-type="as-char" draw:z-index="15" draw:name="Vorm40_2" draw:style-name="gr1" draw:text-style-name="P92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51">R</text:span></text:span><text:span text:style-name="Strong_20_Emphasis"><text:span text:style-name="T152">icht </text:span></text:span><text:span text:style-name="Strong_20_Emphasis"><text:span text:style-name="T153">de </text:span></text:span><text:span text:style-name="Definition"><text:span text:style-name="T25">gebruiker</text:span></text:span><text:span text:style-name="Strong_20_Emphasis"><text:span text:style-name="T152"> </text:span></text:span><text:span text:style-name="Strong_20_Emphasis"><text:span text:style-name="T154">in </text:span></text:span><text:span text:style-name="Strong_20_Emphasis"><text:span text:style-name="T118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2"> de </text:span></text:span><text:span text:style-name="Strong_20_Emphasis"><text:span text:style-name="T129">Super</text:span></text:span><text:span text:style-name="Strong_20_Emphasis"><text:span text:style-name="T142">-toets</text:span></text:span><text:span text:style-name="Strong_20_Emphasis"><text:span text:style-name="T74"><text:note text:id="ftn11" text:note-class="footnote"><text:note-citation>2</text:note-citation><text:note-body><text:p text:style-name="P68"><text:span text:style-name="T226">D</text:span>e <text:span text:style-name="T344">Super</text:span>-toets <text:span text:style-name="T226">is </text:span>de Windows<text:span text:style-name="T347">-</text:span><text:span text:style-name="T343">toets</text:span>, <text:span text:style-name="T347">C</text:span>ommand-<text:span text:style-name="T343">toets</text:span>, of <text:span text:style-name="T347">V</text:span>ergrootglas-toets.</text:p></text:note-body></text:note></text:span></text:span><text:span text:style-name="Strong_20_Emphasis"><text:span text:style-name="T126">, </text:span></text:span><text:span text:style-name="Strong_20_Emphasis"><text:span text:style-name="T139">t</text:span></text:span><text:span text:style-name="Strong_20_Emphasis"><text:span text:style-name="T131">yp </text:span></text:span><text:span text:style-name="Strong_20_Emphasis"><text:span text:style-name="T180">men</text:span></text:span><text:span text:style-name="Strong_20_Emphasis"><text:span text:style-name="T179">u</text:span></text:span><text:span text:style-name="Strong_20_Emphasis"><text:span text:style-name="T132"> </text:span></text:span><text:span text:style-name="Strong_20_Emphasis"><text:span text:style-name="T140">e</text:span></text:span><text:span text:style-name="Strong_20_Emphasis"><text:span text:style-name="T118">n </text:span></text:span><text:span text:style-name="Strong_20_Emphasis"><text:span text:style-name="T134">k</text:span></text:span><text:span text:style-name="Strong_20_Emphasis"><text:span text:style-name="T118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32">.</text:span></text:span></text:p>
          </table:table-cell>
        </table:table-row>
        <table:table-row table:style-name="TableLine9446370026651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8">K</text:span></text:span><text:span text:style-name="Strong_20_Emphasis"><text:span text:style-name="T136">ie</text:span></text:span><text:span text:style-name="Strong_20_Emphasis"><text:span text:style-name="T137">s </text:span></text:span><text:span text:style-name="Strong_20_Emphasis"><text:span text:style-name="T201">4 </text:span></text:span><text:span text:style-name="Strong_20_Emphasis"><text:span text:style-name="T181">Gebruiker inrichten</text:span></text:span><text:span text:style-name="Strong_20_Emphasis"><text:span text:style-name="T148"> </text:span></text:span><text:span text:style-name="Strong_20_Emphasis"><text:span text:style-name="T138">en </text:span></text:span><text:span text:style-name="Strong_20_Emphasis"><text:span text:style-name="T149">v</text:span></text:span><text:span text:style-name="Strong_20_Emphasis"><text:span text:style-name="T125">olg de aanwijzingen op het scherm</text:span></text:span><text:span text:style-name="Strong_20_Emphasis"><text:span text:style-name="T177">.</text:span></text:span></text:p>
          </table:table-cell>
        </table:table-row>
      </table:table>
      <text:p text:style-name="P18"><text:span text:style-name="Strong_20_Emphasis"><text:span text:style-name="T155"/></text:span></text:p>
      <text:p text:style-name="P37"/>
      <text:p text:style-name="P37"/>
      <text:p text:style-name="P39"><text:span text:style-name="T234">E</text:span><text:span text:style-name="T235">inde c</text:span><text:span text:style-name="T236">hecklist, </text:span><text:span text:style-name="T237">d</text:span><text:span text:style-name="T236">e installatie van </text:span><text:span text:style-name="T236"><text:reference-ref text:reference-format="text" text:ref-name="Distributie">Ubuntu</text:reference-ref></text:span><text:span text:style-name="T236"><text:s/></text:span><text:span text:style-name="T238"><text:reference-ref text:reference-format="text" text:ref-name="Versie">22.04</text:reference-ref></text:span><text:span text:style-name="Strong_20_Emphasis"><text:span text:style-name="T259"><text:s/></text:span></text:span><text:span text:style-name="Strong_20_Emphasis"><text:span text:style-name="T260">LTS</text:span></text:span><text:span text:style-name="T73"> </text:span><text:span text:style-name="T236"><text:reference-ref text:reference-format="text" text:ref-name="Editie">Desktop</text:reference-ref></text:span><text:span text:style-name="T236"><text:s/>is voltooid.</text:span></text:p>
      <text:p text:style-name="P16"/>
      <text:p text:style-name="P6"><text:span text:style-name="T167">Geschreven</text:span><text:span text:style-name="T10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5">&gt;</text:span><text:span text:style-name="T10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8T09:23:03.555956091">18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8T09:23:03.265918822</dc:date>
    <meta:keyword>Installatie</meta:keyword>
    <meta:keyword>Checklist</meta:keyword>
    <meta:keyword>Linux</meta:keyword>
    <meta:editing-cycles>6530</meta:editing-cycles>
    <meta:editing-duration>P11DT13H27M18S</meta:editing-duration>
    <meta:print-date>2021-03-23T20:07:57.967210640</meta:print-date>
    <dc:creator>Karel Zimmer</dc:creator>
    <meta:document-statistic meta:table-count="4" meta:image-count="0" meta:object-count="0" meta:page-count="4" meta:paragraph-count="76" meta:word-count="734" meta:character-count="5074" meta:non-whitespace-character-count="4365"/>
    <meta:user-defined meta:name="Info 1"/>
    <meta:user-defined meta:name="Info 2"/>
    <meta:user-defined meta:name="Info 3"/>
    <meta:user-defined meta:name="Info 4"/>
  </office:meta>
</office:document-meta>
</file>